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3" style:family="graphic" style:parent-style-name="standard">
      <style:graphic-properties draw:marker-end="Arrowheads_20_1" draw:marker-end-width="0.3cm" draw:fill="solid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stroke="dash" draw:stroke-dash="Ultrafine_20_Dashed" draw:marker-end="Arrow" draw:marker-end-width="0.3cm" draw:fill="solid" draw:fill-color="#ffffff" draw:textarea-horizontal-align="center" draw:textarea-vertical-align="middle" draw:shadow="hidden"/>
    </style:style>
    <style:style style:name="gr6" style:family="graphic" style:parent-style-name="standard">
      <style:graphic-properties draw:marker-end="Arrow" draw:marker-end-width="0.3cm" draw:fill="solid" draw:fill-color="#ffffff" draw:textarea-horizontal-align="center" draw:textarea-vertical-align="middle" draw:shadow="hidden"/>
    </style:style>
    <style:style style:name="gr7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cc99" draw:textarea-horizontal-align="center" draw:textarea-vertical-align="middle"/>
    </style:style>
    <style:style style:name="gr10" style:family="graphic" style:parent-style-name="standard">
      <style:graphic-properties draw:marker-start="" draw:marker-end="Arrowheads_20_1" draw:marker-end-width="0.3cm" draw:fill="solid" draw:fill-color="#ffffff" draw:textarea-horizontal-align="center" draw:textarea-vertical-align="middle" draw:shadow="hidden"/>
    </style:style>
    <style:style style:name="gr11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P6" style:family="paragraph">
      <style:text-properties fo:font-size="16pt" fo:font-weight="bold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fo:font-size="14pt"/>
    </style:style>
    <style:style style:name="P9" style:family="paragraph">
      <style:paragraph-properties fo:margin-left="0cm" fo:margin-right="0cm" fo:text-align="center" fo:text-indent="0cm"/>
      <style:text-properties fo:font-size="12pt"/>
    </style:style>
    <style:style style:name="P10" style:family="paragraph">
      <style:text-properties fo:font-weight="bold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6pt" fo:font-weight="bold"/>
    </style:style>
    <style:style style:name="T3" style:family="text">
      <style:text-properties fo:font-size="14pt"/>
    </style:style>
    <style:style style:name="T4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2cm" svg:height="8.5cm" svg:x="1cm" svg:y="8.5cm">
          <text:p text:style-name="P4"/>
        </draw:rect>
        <draw:rect draw:style-name="gr1" draw:text-style-name="P1" draw:layer="layout" svg:width="22cm" svg:height="3cm" svg:x="6.5cm" svg:y="3.5cm">
          <text:p text:style-name="P4"/>
        </draw:rect>
        <draw:rect draw:style-name="gr1" draw:text-style-name="P1" draw:layer="layout" svg:width="15cm" svg:height="10cm" svg:x="13.5cm" svg:y="7cm">
          <text:p text:style-name="P4"/>
        </draw:rect>
        <draw:rect draw:style-name="gr2" draw:text-style-name="P3" draw:id="id2" draw:layer="layout" svg:width="5cm" svg:height="2cm" svg:x="14cm" svg:y="11cm">
          <text:p text:style-name="P2"><text:span text:style-name="T1">CachingIndexReader</text:span></text:p>
        </draw:rect>
        <draw:rect draw:style-name="gr2" draw:text-style-name="P3" draw:id="id4" draw:layer="layout" svg:width="5cm" svg:height="2cm" svg:x="14cm" svg:y="4cm">
          <text:p text:style-name="P2"><text:span text:style-name="T1">ReadOnlyIndexReader</text:span></text:p>
        </draw:rect>
        <draw:rect draw:style-name="gr2" draw:text-style-name="P3" draw:id="id1" draw:layer="layout" svg:width="5cm" svg:height="2cm" svg:x="14cm" svg:y="7.5cm">
          <text:p text:style-name="P2"><text:span text:style-name="T1">SharedIndexReader</text:span></text:p>
        </draw:rect>
        <draw:connector draw:style-name="gr3" draw:text-style-name="P1" draw:layer="layout" svg:x1="16.5cm" svg:y1="9.5cm" svg:x2="16.5cm" svg:y2="11cm" draw:start-shape="id1" draw:start-glue-point="2" draw:end-shape="id2" draw:end-glue-point="0">
          <text:p text:style-name="P4"/>
        </draw:connector>
        <draw:rect draw:style-name="gr2" draw:text-style-name="P3" draw:id="id3" draw:layer="layout" svg:width="5cm" svg:height="2cm" svg:x="14cm" svg:y="14.5cm">
          <text:p text:style-name="P2"><text:span text:style-name="T1">IndexReader</text:span></text:p>
          <text:p text:style-name="P2"><text:span text:style-name="T1">(Lucene)</text:span></text:p>
        </draw:rect>
        <draw:connector draw:style-name="gr3" draw:text-style-name="P1" draw:layer="layout" svg:x1="16.5cm" svg:y1="13cm" svg:x2="16.5cm" svg:y2="14.5cm" draw:start-shape="id2" draw:start-glue-point="2" draw:end-shape="id3" draw:end-glue-point="0">
          <text:p text:style-name="P4"/>
        </draw:connector>
        <draw:connector draw:style-name="gr3" draw:text-style-name="P1" draw:layer="layout" svg:x1="16.5cm" svg:y1="6cm" svg:x2="16.5cm" svg:y2="7.5cm" draw:start-shape="id4" draw:start-glue-point="2" draw:end-shape="id1" draw:end-glue-point="0">
          <text:p text:style-name="P4"/>
        </draw:connector>
        <draw:rect draw:style-name="gr2" draw:text-style-name="P3" draw:id="id8" draw:layer="layout" svg:width="3cm" svg:height="1cm" svg:x="8cm" svg:y="4.5cm">
          <text:p text:style-name="P2"><text:span text:style-name="T1">BitSet</text:span></text:p>
        </draw:rect>
        <draw:rect draw:style-name="gr2" draw:text-style-name="P3" draw:id="id6" draw:layer="layout" svg:width="3cm" svg:height="1cm" svg:x="1.5cm" svg:y="15cm">
          <text:p text:style-name="P2"><text:span text:style-name="T1">BitSet</text:span></text:p>
        </draw:rect>
        <draw:connector draw:style-name="gr3" draw:text-style-name="P1" draw:layer="layout" svg:x1="7.5cm" svg:y1="15.5cm" svg:x2="4.5cm" svg:y2="15.5cm" draw:start-shape="id5" draw:start-glue-point="3" draw:end-shape="id6" draw:end-glue-point="1">
          <text:p text:style-name="P4"/>
        </draw:connector>
        <draw:rect draw:style-name="gr2" draw:text-style-name="P3" draw:id="id7" draw:layer="layout" svg:width="3.5cm" svg:height="1cm" svg:x="22.5cm" svg:y="11.5cm">
          <text:p text:style-name="P2"><text:span text:style-name="T1">DocId</text:span></text:p>
        </draw:rect>
        <draw:connector draw:style-name="gr3" draw:text-style-name="P1" draw:layer="layout" draw:type="line" svg:x1="19cm" svg:y1="12cm" svg:x2="22.5cm" svg:y2="12cm" draw:start-shape="id2" draw:start-glue-point="1" draw:end-shape="id7" draw:end-glue-point="3">
          <text:p text:style-name="P4"/>
        </draw:connector>
        <draw:frame draw:style-name="gr4" draw:text-style-name="P5" draw:layer="layout" svg:width="1.56cm" svg:height="0.475cm" svg:x="19cm" svg:y="11.5cm">
          <draw:text-box>
            <text:p text:style-name="P4"><text:span text:style-name="T1">-parents</text:span></text:p>
          </draw:text-box>
        </draw:frame>
        <draw:frame draw:style-name="gr4" draw:text-style-name="P5" draw:layer="layout" svg:width="1.539cm" svg:height="0.475cm" svg:x="11.5cm" svg:y="5cm">
          <draw:text-box>
            <text:p text:style-name="P4"><text:span text:style-name="T1">-deleted</text:span></text:p>
          </draw:text-box>
        </draw:frame>
        <draw:frame draw:style-name="gr4" draw:text-style-name="P5" draw:layer="layout" svg:width="1.539cm" svg:height="0.475cm" svg:x="5cm" svg:y="15.525cm">
          <draw:text-box>
            <text:p text:style-name="P4"><text:span text:style-name="T1">-deleted</text:span></text:p>
          </draw:text-box>
        </draw:frame>
        <draw:connector draw:style-name="gr5" draw:text-style-name="P3" draw:layer="layout" svg:x1="3cm" svg:y1="15cm" svg:x2="8cm" svg:y2="5cm" draw:start-shape="id6" draw:start-glue-point="0" draw:end-shape="id8" draw:end-glue-point="3">
          <text:p text:style-name="P4"/>
        </draw:connector>
        <draw:frame draw:style-name="gr4" draw:text-style-name="P5" draw:layer="layout" svg:width="2.55cm" svg:height="0.475cm" draw:transform="rotate (1.5707963267946) translate (2cm 7.55cm)">
          <draw:text-box>
            <text:p text:style-name="P4"><text:span text:style-name="T1">Copy on read</text:span></text:p>
          </draw:text-box>
        </draw:frame>
        <draw:rect draw:style-name="gr2" draw:text-style-name="P3" draw:id="id9" draw:layer="layout" svg:width="3.5cm" svg:height="1cm" svg:x="20.5cm" svg:y="14.5cm">
          <text:p text:style-name="P2"><text:span text:style-name="T1">PlainDocId</text:span></text:p>
        </draw:rect>
        <draw:rect draw:style-name="gr2" draw:text-style-name="P3" draw:id="id10" draw:layer="layout" svg:width="3.5cm" svg:height="1cm" svg:x="24.5cm" svg:y="14.5cm">
          <text:p text:style-name="P2"><text:span text:style-name="T1">UUIDDocId</text:span></text:p>
        </draw:rect>
        <draw:connector draw:style-name="gr6" draw:text-style-name="P3" draw:layer="layout" draw:type="line" svg:x1="22.25cm" svg:y1="14.5cm" svg:x2="24.25cm" svg:y2="12.5cm" draw:start-shape="id9" draw:start-glue-point="0" draw:end-shape="id7" draw:end-glue-point="2">
          <text:p text:style-name="P4"/>
        </draw:connector>
        <draw:connector draw:style-name="gr6" draw:text-style-name="P3" draw:layer="layout" draw:type="line" svg:x1="26.25cm" svg:y1="14.5cm" svg:x2="24.25cm" svg:y2="12.5cm" draw:start-shape="id10" draw:start-glue-point="0" draw:end-shape="id7" draw:end-glue-point="2">
          <text:p text:style-name="P4"/>
        </draw:connector>
        <draw:connector draw:style-name="gr3" draw:text-style-name="P3" draw:layer="layout" draw:type="line" svg:x1="14cm" svg:y1="5cm" svg:x2="11cm" svg:y2="5cm" draw:start-shape="id4" draw:start-glue-point="3" draw:end-shape="id8" draw:end-glue-point="1">
          <text:p text:style-name="P4"/>
        </draw:connector>
        <draw:frame draw:style-name="gr4" draw:text-style-name="P6" draw:layer="layout" svg:width="5.069cm" svg:height="0.649cm" svg:x="1.931cm" svg:y="1.851cm">
          <draw:text-box>
            <text:p text:style-name="P4"><text:span text:style-name="T2">Per Index Segment</text:span></text:p>
          </draw:text-box>
        </draw:frame>
        <draw:rect draw:style-name="gr2" draw:text-style-name="P3" draw:id="id11" draw:layer="layout" svg:width="5cm" svg:height="1.5cm" svg:x="14cm" svg:y="18cm">
          <text:p text:style-name="P2"><text:span text:style-name="T1">Directory</text:span></text:p>
          <text:p text:style-name="P2"><text:span text:style-name="T1">(Lucene)</text:span></text:p>
        </draw:rect>
        <draw:rect draw:style-name="gr2" draw:text-style-name="P3" draw:id="id5" draw:layer="layout" svg:width="5cm" svg:height="2cm" svg:x="7.5cm" svg:y="14.5cm">
          <text:p text:style-name="P2"><text:span text:style-name="T1">IndexReader</text:span></text:p>
          <text:p text:style-name="P2"><text:span text:style-name="T1">(Lucene)</text:span></text:p>
        </draw:rect>
        <draw:rect draw:style-name="gr2" draw:text-style-name="P3" draw:layer="layout" svg:width="5cm" svg:height="2cm" svg:x="7.5cm" svg:y="11cm">
          <text:p text:style-name="P2"><text:span text:style-name="T1">CommittableIndexReader</text:span></text:p>
        </draw:rect>
        <draw:connector draw:style-name="gr3" draw:text-style-name="P1" draw:layer="layout" svg:x1="16.5cm" svg:y1="16.5cm" svg:x2="16.5cm" svg:y2="18cm">
          <text:p text:style-name="P4"/>
        </draw:connector>
        <draw:connector draw:style-name="gr7" draw:text-style-name="P1" draw:layer="layout" svg:x1="10cm" svg:y1="16.5cm" svg:x2="14cm" svg:y2="18.75cm" draw:start-shape="id5" draw:start-glue-point="2" draw:end-shape="id11" draw:end-glue-point="3">
          <text:p text:style-name="P4"/>
        </draw:connector>
        <draw:connector draw:style-name="gr3" draw:text-style-name="P1" draw:layer="layout" svg:x1="10cm" svg:y1="13cm" svg:x2="10cm" svg:y2="14.5cm">
          <text:p text:style-name="P4"/>
        </draw:connector>
        <draw:frame draw:style-name="gr8" draw:text-style-name="P8" draw:layer="layout" svg:width="4.735cm" svg:height="2.221cm" svg:x="23.265cm" svg:y="7.5cm">
          <draw:text-box>
            <text:p text:style-name="P7"><text:span text:style-name="T3">Invalidated when</text:span></text:p>
            <text:p text:style-name="P7"><text:span text:style-name="T3">document is added,</text:span></text:p>
            <text:p text:style-name="P7"><text:span text:style-name="T3">but keeps valid if</text:span></text:p>
            <text:p text:style-name="P7"><text:span text:style-name="T3">document is removed</text:span></text:p>
          </draw:text-box>
        </draw:frame>
        <draw:frame draw:style-name="gr8" draw:text-style-name="P8" draw:layer="layout" svg:width="4.193cm" svg:height="1.666cm" svg:x="23.807cm" svg:y="3.834cm">
          <draw:text-box>
            <text:p text:style-name="P7"><text:span text:style-name="T3">Invalidated when</text:span></text:p>
            <text:p text:style-name="P7"><text:span text:style-name="T3">document is added</text:span></text:p>
            <text:p text:style-name="P7"><text:span text:style-name="T3">or removed</text:span></text:p>
          </draw:text-box>
        </draw:frame>
        <draw:frame draw:style-name="gr8" draw:text-style-name="P8" draw:layer="layout" svg:width="4.574cm" svg:height="1.111cm" svg:x="7.926cm" svg:y="8.889cm">
          <draw:text-box>
            <text:p text:style-name="P4"><text:span text:style-name="T3">Changes are applied</text:span></text:p>
            <text:p text:style-name="P4"><text:span text:style-name="T3">through this reader</text:span></text:p>
          </draw:text-box>
        </draw:frame>
      </draw:page>
      <draw:page draw:name="page2" draw:style-name="dp1" draw:master-page-name="Default">
        <office:forms form:automatic-focus="false" form:apply-design-mode="false"/>
        <draw:rect draw:style-name="gr9" draw:text-style-name="P1" draw:layer="layout" svg:width="26.5cm" svg:height="10cm" svg:x="1.5cm" svg:y="9.5cm">
          <text:p text:style-name="P4"/>
        </draw:rect>
        <draw:rect draw:style-name="gr1" draw:text-style-name="P1" draw:layer="layout" svg:width="14.5cm" svg:height="9cm" svg:x="2cm" svg:y="10cm">
          <text:p text:style-name="P4"/>
        </draw:rect>
        <draw:rect draw:style-name="gr2" draw:text-style-name="P3" draw:id="id12" draw:layer="layout" svg:width="5cm" svg:height="2cm" svg:x="10.5cm" svg:y="10.5cm">
          <text:p text:style-name="P2"><text:span text:style-name="T1">CachingMultiIndexReader</text:span></text:p>
        </draw:rect>
        <draw:connector draw:style-name="gr10" draw:text-style-name="P1" draw:layer="layout" svg:x1="13cm" svg:y1="12.5cm" svg:x2="13cm" svg:y2="16cm" draw:start-shape="id12" draw:start-glue-point="2">
          <text:p text:style-name="P4"/>
        </draw:connector>
        <draw:frame draw:style-name="gr4" draw:text-style-name="P5" draw:layer="layout" svg:width="2.432cm" svg:height="0.475cm" svg:x="13cm" svg:y="12.525cm">
          <draw:text-box>
            <text:p text:style-name="P4"><text:span text:style-name="T1">-subReaders</text:span></text:p>
          </draw:text-box>
        </draw:frame>
        <draw:rect draw:style-name="gr2" draw:text-style-name="P3" draw:id="id17" draw:layer="layout" svg:width="5cm" svg:height="2cm" svg:x="22.5cm" svg:y="2cm">
          <text:p text:style-name="P2"><text:span text:style-name="T1">MultiReader</text:span></text:p>
          <text:p text:style-name="P2"><text:span text:style-name="T1">(Lucene)</text:span></text:p>
        </draw:rect>
        <draw:rect draw:style-name="gr2" draw:text-style-name="P3" draw:id="id13" draw:layer="layout" svg:width="5cm" svg:height="2cm" svg:x="22.5cm" svg:y="10.5cm">
          <text:p text:style-name="P2"><text:span text:style-name="T1">CombinedIndexReader</text:span></text:p>
        </draw:rect>
        <draw:rect draw:style-name="gr2" draw:text-style-name="P3" draw:id="id16" draw:layer="layout" svg:width="5cm" svg:height="2cm" svg:x="10.5cm" svg:y="2cm">
          <text:p text:style-name="P2"><text:span text:style-name="T1">MultiIndexReader</text:span></text:p>
        </draw:rect>
        <draw:connector draw:style-name="gr3" draw:text-style-name="P3" draw:layer="layout" svg:x1="22.5cm" svg:y1="11.5cm" svg:x2="15.5cm" svg:y2="11.5cm" draw:start-shape="id13" draw:start-glue-point="3" draw:end-shape="id12">
          <text:p text:style-name="P4"/>
        </draw:connector>
        <draw:frame draw:style-name="gr4" draw:text-style-name="P5" draw:layer="layout" svg:width="2.432cm" svg:height="0.475cm" svg:x="20cm" svg:y="11cm">
          <draw:text-box>
            <text:p text:style-name="P4"><text:span text:style-name="T1">-subReaders</text:span></text:p>
          </draw:text-box>
        </draw:frame>
        <draw:rect draw:style-name="gr2" draw:text-style-name="P3" draw:id="id15" draw:layer="layout" svg:width="5cm" svg:height="2cm" svg:x="16.5cm" svg:y="2cm">
          <text:p text:style-name="P2"><text:span text:style-name="T1">HierarchyResolver</text:span></text:p>
        </draw:rect>
        <draw:rect draw:style-name="gr2" draw:text-style-name="P3" draw:id="id14" draw:layer="layout" svg:width="5cm" svg:height="2cm" svg:x="2.5cm" svg:y="10.5cm">
          <text:p text:style-name="P2"><text:span text:style-name="T1">DocNumberCache</text:span></text:p>
        </draw:rect>
        <draw:connector draw:style-name="gr3" draw:text-style-name="P3" draw:layer="layout" draw:type="line" svg:x1="10.5cm" svg:y1="11.5cm" svg:x2="7.5cm" svg:y2="11.5cm" draw:start-shape="id12" draw:start-glue-point="3" draw:end-shape="id14" draw:end-glue-point="1">
          <text:p text:style-name="P4"/>
        </draw:connector>
        <draw:frame draw:style-name="gr4" draw:text-style-name="P5" draw:layer="layout" svg:width="1.276cm" svg:height="0.475cm" svg:x="9.224cm" svg:y="11.525cm">
          <draw:text-box>
            <text:p text:style-name="P4"><text:span text:style-name="T1">-cache</text:span></text:p>
          </draw:text-box>
        </draw:frame>
        <draw:rect draw:style-name="gr11" draw:text-style-name="P9" draw:layer="layout" svg:width="5cm" svg:height="2cm" svg:x="10.5cm" svg:y="16cm">
          <text:p text:style-name="P2"><text:span text:style-name="T1">ReadOnlyIndexReader</text:span></text:p>
        </draw:rect>
        <draw:frame draw:style-name="gr8" draw:text-style-name="P10" draw:layer="layout" svg:width="4.345cm" svg:height="0.733cm" svg:x="3.5cm" svg:y="14.5cm">
          <draw:text-box>
            <text:p text:style-name="P4"><text:span text:style-name="T4">Per MultiIndex</text:span></text:p>
          </draw:text-box>
        </draw:frame>
        <draw:frame draw:style-name="gr8" draw:text-style-name="P10" draw:layer="layout" svg:width="5.391cm" svg:height="0.733cm" svg:x="20.609cm" svg:y="15.5cm">
          <draw:text-box>
            <text:p text:style-name="P4"><text:span text:style-name="T4">Per QueryHandler</text:span></text:p>
          </draw:text-box>
        </draw:frame>
        <draw:connector draw:style-name="gr12" draw:text-style-name="P1" draw:layer="layout" draw:type="lines" draw:line-skew="0.5cm 1.5cm" svg:x1="13cm" svg:y1="10.5cm" svg:x2="19cm" svg:y2="4cm" draw:start-shape="id12" draw:start-glue-point="0" draw:end-shape="id15" draw:end-glue-point="2">
          <text:p text:style-name="P4"/>
        </draw:connector>
        <draw:connector draw:style-name="gr12" draw:text-style-name="P1" draw:layer="layout" draw:type="lines" draw:line-skew="0.5cm 1.5cm" svg:x1="25cm" svg:y1="10.5cm" svg:x2="19cm" svg:y2="4cm" draw:start-shape="id13" draw:start-glue-point="0" draw:end-shape="id15" draw:end-glue-point="2">
          <text:p text:style-name="P4"/>
        </draw:connector>
        <draw:connector draw:style-name="gr12" draw:text-style-name="P1" draw:layer="layout" draw:type="line" svg:x1="13cm" svg:y1="10.5cm" svg:x2="13cm" svg:y2="4cm" draw:start-shape="id12" draw:start-glue-point="0" draw:end-shape="id16" draw:end-glue-point="2">
          <text:p text:style-name="P4"/>
        </draw:connector>
        <draw:connector draw:style-name="gr12" draw:text-style-name="P1" draw:layer="layout" draw:type="lines" draw:line-skew="0.5cm 1.5cm" svg:x1="25cm" svg:y1="10.5cm" svg:x2="13cm" svg:y2="4cm" draw:start-shape="id13" draw:start-glue-point="0" draw:end-shape="id16" draw:end-glue-point="2">
          <text:p text:style-name="P4"/>
        </draw:connector>
        <draw:connector draw:style-name="gr12" draw:text-style-name="P1" draw:layer="layout" draw:type="lines" draw:line-skew="0.5cm 1.5cm" svg:x1="13cm" svg:y1="10.5cm" svg:x2="25cm" svg:y2="4cm" draw:start-shape="id12" draw:start-glue-point="0" draw:end-shape="id17" draw:end-glue-point="2">
          <text:p text:style-name="P4"/>
        </draw:connector>
        <draw:connector draw:style-name="gr12" draw:text-style-name="P1" draw:layer="layout" draw:type="line" svg:x1="25cm" svg:y1="10.5cm" svg:x2="25cm" svg:y2="4cm" draw:start-shape="id13" draw:start-glue-point="0" draw:end-shape="id17" draw:end-glue-point="2">
          <text:p text:style-name="P4"/>
        </draw:connector>
        <draw:frame draw:style-name="gr8" draw:text-style-name="P5" draw:layer="layout" svg:width="2.178cm" svg:height="0.475cm" svg:x="13.322cm" svg:y="5cm">
          <draw:text-box>
            <text:p text:style-name="P11"><text:span text:style-name="T1">implements</text:span></text:p>
          </draw:text-box>
        </draw:frame>
        <draw:frame draw:style-name="gr8" draw:text-style-name="P5" draw:layer="layout" svg:width="2.178cm" svg:height="0.475cm" svg:x="19.322cm" svg:y="5.025cm">
          <draw:text-box>
            <text:p text:style-name="P11"><text:span text:style-name="T1">implements</text:span></text:p>
          </draw:text-box>
        </draw:frame>
        <draw:frame draw:style-name="gr8" draw:text-style-name="P5" draw:layer="layout" svg:width="1.488cm" svg:height="0.475cm" svg:x="25.5cm" svg:y="5cm">
          <draw:text-box>
            <text:p text:style-name="P11"><text:span text:style-name="T1">exte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fit-to-contour="fals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Marcel Reutegger</meta:initial-creator>
    <meta:creation-date>2007-11-14T14:58:05</meta:creation-date>
    <dc:creator>Marcel Reutegger</dc:creator>
    <dc:date>2007-11-16T10:27:45</dc:date>
    <dc:language>en-GB</dc:language>
    <meta:editing-cycles>9</meta:editing-cycles>
    <meta:editing-duration>P1DT18H46M11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